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"Ento village" that the Princess
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 by
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 bugs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"Hey miss, your pants are falling down, y'know—?"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"Ah, I can see your underwear—!"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1:55:38+01:00</meta:creation-date>
    <dc:date>2019-11-02T21:55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